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01138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01138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01138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01138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01138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01138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01138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01138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01138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01138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01138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01138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01138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01138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01138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01138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01138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Paulina Nazareth Rosa Troconis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8/7/2015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526117355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3ER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Jorge Alberto Troconis Moren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0214688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35.534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2" meta:paragraph-count="15" meta:word-count="177" meta:character-count="1172" meta:non-whitespace-character-count="1004"/>
    <meta:template xlink:type="simple" xlink:actuate="onRequest" xlink:title="Normal" xlink:href=""/>
  </office:meta>
</office:document-meta>
</file>